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420e" draw:fill="solid" draw:fill-color="#985006" draw:textarea-horizontal-align="justify" draw:textarea-vertical-align="middle" draw:auto-grow-height="false" fo:min-height="23.499cm" fo:min-width="13.343cm"/>
    </style:style>
    <style:style style:name="gr2" style:family="graphic" style:parent-style-name="standard">
      <style:graphic-properties svg:stroke-color="#ff420e" draw:fill="solid" draw:fill-color="#985006" draw:textarea-horizontal-align="justify" draw:textarea-vertical-align="middle" draw:auto-grow-height="false" fo:min-height="2.798cm" fo:min-width="0cm"/>
    </style:style>
    <style:style style:name="gr3" style:family="graphic" style:parent-style-name="standard">
      <style:graphic-properties svg:stroke-color="#ff420e" draw:fill="solid" draw:fill-color="#985006" draw:textarea-horizontal-align="justify" draw:textarea-vertical-align="middle" draw:auto-grow-height="false" fo:min-height="2.798cm" fo:min-width="0cm"/>
    </style:style>
    <style:style style:name="gr4" style:family="graphic" style:parent-style-name="standard">
      <style:graphic-properties svg:stroke-color="#ff420e" draw:fill="solid" draw:fill-color="#c06616" draw:textarea-horizontal-align="justify" draw:textarea-vertical-align="middle" draw:auto-grow-height="false" fo:min-height="23.499cm" fo:min-width="13.343cm"/>
    </style:style>
    <style:style style:name="gr5" style:family="graphic" style:parent-style-name="standard">
      <style:graphic-properties svg:stroke-color="#ff420e" draw:fill="solid" draw:fill-color="#fff200" draw:textarea-horizontal-align="justify" draw:textarea-vertical-align="middle" draw:auto-grow-height="false" fo:min-height="5.338cm" fo:min-width="10.422cm"/>
    </style:style>
    <style:style style:name="gr6" style:family="graphic" style:parent-style-name="standard">
      <style:graphic-properties svg:stroke-color="#ff420e" draw:fill-color="#fbe708" draw:textarea-horizontal-align="justify" draw:textarea-vertical-align="middle" draw:auto-grow-height="false" fo:min-height="5.338cm" fo:min-width="10.422cm"/>
    </style:style>
    <style:style style:name="gr7" style:family="graphic" style:parent-style-name="standard">
      <style:graphic-properties svg:stroke-color="#ff420e" draw:fill-color="#ff950e" draw:auto-grow-height="false" fo:min-height="9.968cm" fo:min-width="8.194cm" fo:wrap-option="no-wrap"/>
    </style:style>
    <style:style style:name="gr8" style:family="graphic" style:parent-style-name="standard">
      <style:graphic-properties svg:stroke-color="#ff420e" draw:fill-color="#aecf00" draw:textarea-horizontal-align="justify" draw:textarea-vertical-align="middle" draw:auto-grow-height="false" fo:min-height="4.96cm" fo:min-width="4.552cm"/>
    </style:style>
    <style:style style:name="P1" style:family="paragraph">
      <loext:graphic-properties draw:fill="solid" draw:fill-color="#985006"/>
      <style:paragraph-properties fo:text-align="center"/>
    </style:style>
    <style:style style:name="P2" style:family="paragraph">
      <loext:graphic-properties draw:fill="solid" draw:fill-color="#c06616"/>
      <style:paragraph-properties fo:text-align="center"/>
    </style:style>
    <style:style style:name="P3" style:family="paragraph">
      <loext:graphic-properties draw:fill="solid" draw:fill-color="#fff200"/>
      <style:paragraph-properties fo:text-align="center"/>
    </style:style>
    <style:style style:name="P4" style:family="paragraph">
      <loext:graphic-properties draw:fill-color="#fbe708"/>
      <style:paragraph-properties fo:text-align="center"/>
    </style:style>
    <style:style style:name="P5" style:family="paragraph">
      <loext:graphic-properties draw:fill-color="#ff950e"/>
    </style:style>
    <style:style style:name="P6" style:family="paragraph">
      <loext:graphic-properties draw:fill-color="#aecf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3.843cm" svg:height="23.749cm" svg:x="3.794cm" svg:y="3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4.2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4.7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5.2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5.8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6.4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6.9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7.5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8.0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8.6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9.1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9.6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10.1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10.6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11.1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11.6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12.1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12.6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13.1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13.6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14.1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14.6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15.1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15.6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16.102cm" svg:y="0.2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27cm" svg:height="3.048cm" svg:x="16.602cm" svg:y="0.2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27cm" svg:height="3.048cm" svg:x="17.102cm" svg:y="0.2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.843cm" svg:height="23.749cm" svg:x="3.794cm" svg:y="3.03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4.2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4.7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5.2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5.8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6.4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6.9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7.5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8.0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8.6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9.1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9.6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10.1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10.6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11.1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11.6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12.1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12.6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13.1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13.6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14.1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14.6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15.1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15.6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16.1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1" draw:layer="layout" svg:width="0.127cm" svg:height="3.048cm" svg:x="16.6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1" draw:layer="layout" svg:width="0.127cm" svg:height="3.048cm" svg:x="17.102cm" svg:y="26.53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3" draw:layer="layout" svg:width="10.922cm" svg:height="5.588cm" svg:x="5.483cm" svg:y="5.121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6" draw:text-style-name="P4" draw:layer="layout" svg:width="10.922cm" svg:height="5.588cm" svg:x="5.484cm" svg:y="19.422cm">
          <text:p/>
          <draw:enhanced-geometry svg:viewBox="0 0 21600 21600" draw:mirror-vertical="true" draw:mirror-horizontal="fals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7" draw:text-style-name="P5" draw:layer="layout" svg:width="10.668cm" svg:height="12.192cm" svg:x="5.489cm" svg:y="8.7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6" draw:layer="layout" svg:width="7.142cm" svg:height="7.366cm" svg:x="7.293cm" svg:y="11.04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6T21:51:59.248149330</meta:creation-date>
    <dc:date>2020-07-06T22:07:34.842367296</dc:date>
    <meta:editing-duration>PT5M15S</meta:editing-duration>
    <meta:editing-cycles>1</meta:editing-cycles>
    <meta:document-statistic meta:object-count="58"/>
    <meta:generator>LibreOffice/6.0.7.3$Linux_X86_64 LibreOffice_project/00m0$Build-3</meta:generator>
  </office:meta>
</office:document-meta>
</file>